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Mono 10" svg:font-family="'LM Mono 10'" style:font-pitch="variable"/>
    <style:font-face style:name="LM Mono 101" svg:font-family="'LM Mono 10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285cm" fo:min-width="20.198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dash" draw:stroke-dash="Long_20_Dot_20__28_Rounded_29_" svg:stroke-width="0.081cm" svg:stroke-color="#2a6099" draw:marker-start-width="0.321cm" draw:marker-end-width="0.321cm" svg:stroke-linecap="round" draw:fill="none" draw:textarea-horizontal-align="justify" draw:textarea-vertical-align="middle" draw:auto-grow-height="false" fo:min-height="1.222cm" fo:min-width="3.722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dash" draw:stroke-dash="Long_20_Dot_20__28_Rounded_29_" svg:stroke-width="0.081cm" svg:stroke-color="#2a6099" draw:marker-start-width="0.321cm" draw:marker-end-width="0.321cm" svg:stroke-linecap="round" draw:fill="none" draw:textarea-horizontal-align="justify" draw:textarea-vertical-align="middle" draw:auto-grow-height="false" fo:min-height="1.222cm" fo:min-width="3.75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dash" draw:stroke-dash="Long_20_Dot_20__28_Rounded_29_" svg:stroke-width="0.081cm" svg:stroke-color="#2a6099" draw:marker-start-width="0.321cm" draw:marker-end-width="0.321cm" svg:stroke-linecap="round" draw:fill="none" draw:textarea-horizontal-align="justify" draw:textarea-vertical-align="middle" draw:auto-grow-height="false" fo:min-height="1.222cm" fo:min-width="3.878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0.848cm" fo:min-width="20.198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94cm" fo:min-width="2.378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solid" draw:stroke-dash="Long_20_Dot_20__28_Rounded_29_" svg:stroke-width="0.081cm" svg:stroke-color="#000000" draw:marker-start-width="0.321cm" draw:marker-end-width="0.321cm" svg:stroke-linecap="round" draw:fill="none" draw:textarea-horizontal-align="justify" draw:textarea-vertical-align="middle" draw:auto-grow-height="false" fo:min-height="1.222cm" fo:min-width="5.77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0.518cm"/>
      <style:paragraph-properties style:writing-mode="lr-tb"/>
    </style:style>
    <style:style style:name="gr10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3.163cm" fo:min-width="21.01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="" draw:marker-start-width="0.421cm" draw:marker-end="Arrowheads_20_4" draw:marker-end-width="0.421cm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0000" draw:marker-start="Arrowheads_20_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0000" draw:marker-start-width="0.321cm" draw:marker-end="Arrowheads_20_4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4.082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9.262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9.802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4.897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23cm" fo:min-width="24.625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58cm" fo:min-width="12.12cm" fo:padding-top="0.165cm" fo:padding-bottom="0.165cm" fo:padding-left="0.29cm" fo:padding-right="0.29cm"/>
      <style:paragraph-properties style:writing-mode="lr-tb"/>
    </style:style>
    <style:style style:name="gr22" style:family="graphic" style:parent-style-name="objectwithoutfill">
      <style:graphic-properties svg:stroke-width="0.081cm" svg:stroke-color="#000000" draw:marker-start="Arrowheads_20_5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3.28cm" fo:min-width="8.6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4.133cm" fo:min-width="24.625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3.38cm" fo:min-width="12.9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127cm" fo:min-width="5.415cm" fo:padding-top="0.165cm" fo:padding-bottom="0.165cm" fo:padding-left="0.29cm" fo:padding-right="0.29cm"/>
      <style:paragraph-properties style:writing-mode="lr-tb"/>
    </style:style>
    <style:style style:name="gr27" style:family="graphic" style:parent-style-name="objectwithoutfill">
      <style:graphic-properties svg:stroke-width="0.081cm" svg:stroke-color="#c9211e" draw:marker-start="Arrowheads_20_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/>
      <style:paragraph-properties style:writing-mode="lr-tb"/>
    </style:style>
    <style:style style:name="gr29" style:family="graphic" style:parent-style-name="objectwithoutfill">
      <style:graphic-properties svg:stroke-width="0.081cm" svg:stroke-color="#2a6099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00a933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2a6099" draw:marker-start="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00a933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81cm" svg:stroke-color="#00a933" draw:marker-start="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draw:stroke="dash" draw:stroke-dash="Long_20_Dash" svg:stroke-width="0.081cm" svg:stroke-color="#80808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8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193cm"/>
      <style:paragraph-properties style:writing-mode="lr-tb"/>
    </style:style>
    <style:style style:name="gr37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425cm" fo:min-width="0.175cm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83cm"/>
      <style:paragraph-properties style:writing-mode="lr-tb"/>
    </style:style>
    <style:style style:name="gr39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0.373cm" fo:min-width="0.123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0.373cm" fo:min-width="0.123cm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42" style:family="graphic" style:parent-style-name="standard">
      <style:graphic-properties draw:stroke="dash" draw:stroke-dash="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6.701cm" fo:min-width="12.801cm" fo:padding-top="0.142cm" fo:padding-bottom="0.142cm" fo:padding-left="0.267cm" fo:padding-right="0.267cm"/>
    </style:style>
    <style:style style:name="gr43" style:family="graphic" style:parent-style-name="objectwithoutfill">
      <style:graphic-properties draw:stroke="dash" draw:stroke-dash="Long_20_Dash" svg:stroke-width="0.081cm" svg:stroke-color="#000000" draw:marker-start="Arrowheads_20_6" draw:marker-start-width="0.421cm" draw:marker-end="Arrowheads_20_7" draw:marker-end-width="0.421cm" svg:stroke-linecap="butt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b4c7dc" loext:opacity="100%" style:font-name="LM Mono 101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color="#b4c7dc" loext:opacity="100%" style:font-name="LM Mono 101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 style:writing-mode="lr-tb"/>
      <style:text-properties fo:color="#2a6099" loext:opacity="100%"/>
    </style:style>
    <style:style style:name="P6" style:family="paragraph">
      <loext:graphic-properties draw:fill="none"/>
      <style:paragraph-properties fo:text-align="center" style:writing-mode="lr-tb"/>
      <style:text-properties fo:color="#2a6099" loext:opacity="100%"/>
    </style:style>
    <style:style style:name="P7" style:family="paragraph">
      <style:paragraph-properties fo:text-align="center" style:writing-mode="lr-tb"/>
      <style:text-properties fo:color="#2a6099" loext:opacity="100%" style:font-name="LM Mono 101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color="#2a6099" loext:opacity="100%" style:font-name="LM Mono 101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 style:writing-mode="lr-tb"/>
      <style:text-properties fo:color="#000000" loext:opacity="100%" style:font-name="LM Mono 101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/>
      <style:paragraph-properties fo:text-align="center" style:writing-mode="lr-tb"/>
      <style:text-properties fo:color="#000000" loext:opacity="100%" style:font-name="LM Mono 101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LM Mono 101" fo:font-size="11pt" fo:font-weight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style:font-name="LM Mono 101"/>
    </style:style>
    <style:style style:name="P15" style:family="paragraph">
      <loext:graphic-properties draw:fill="none"/>
      <style:paragraph-properties fo:text-align="center" style:writing-mode="lr-tb"/>
      <style:text-properties style:font-name="LM Mono 101"/>
    </style:style>
    <style:style style:name="P16" style:family="paragraph">
      <loext:graphic-properties draw:fill="none" draw:fill-color="#ffffff"/>
      <style:paragraph-properties style:writing-mode="lr-tb"/>
      <style:text-properties fo:font-size="14pt"/>
    </style:style>
    <style:style style:name="P17" style:family="paragraph">
      <style:paragraph-properties fo:text-align="end"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end" style:writing-mode="lr-tb"/>
      <style:text-properties fo:font-size="12pt" style:font-size-asian="12pt" style:font-size-complex="12pt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/>
      <style:paragraph-properties fo:text-align="start"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color="#c9211e" loext:opacity="100%" style:font-name="FreeMono1" fo:font-size="12pt" fo:font-weight="bold" style:font-size-asian="12pt" style:font-weight-asian="bold" style:font-size-complex="12pt" style:font-weight-complex="bold"/>
    </style:style>
    <style:style style:name="P22" style:family="paragraph">
      <style:text-properties fo:color="#2a6099" loext:opacity="100%"/>
    </style:style>
    <style:style style:name="P23" style:family="paragraph">
      <loext:graphic-properties draw:fill="none" draw:fill-color="#ffffff"/>
      <style:paragraph-properties style:writing-mode="lr-tb"/>
      <style:text-properties fo:color="#2a6099" loext:opacity="100%" style:font-name="LM Mono 101" fo:font-size="11pt" fo:font-weight="bold"/>
    </style:style>
    <style:style style:name="P24" style:family="paragraph">
      <style:text-properties fo:color="#00a933" loext:opacity="100%"/>
    </style:style>
    <style:style style:name="P25" style:family="paragraph">
      <loext:graphic-properties draw:fill="none" draw:fill-color="#ffffff"/>
      <style:paragraph-properties style:writing-mode="lr-tb"/>
      <style:text-properties fo:color="#00a933" loext:opacity="100%" style:font-name="LM Mono 101" fo:font-size="11pt" fo:font-weight="bold"/>
    </style:style>
    <style:style style:name="P26" style:family="paragraph">
      <loext:graphic-properties draw:fill="none" draw:fill-color="#ffffff"/>
      <style:paragraph-properties style:writing-mode="lr-tb"/>
      <style:text-properties fo:color="#808080" loext:opacity="100%" style:font-name="FreeMono1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00a933" loext:opacity="100%" style:font-name="FreeMono1" fo:font-weight="bold" style:font-weight-asian="bold" style:font-weight-complex="bold"/>
    </style:style>
    <style:style style:name="P28" style:family="paragraph">
      <loext:graphic-properties draw:fill="none"/>
      <style:paragraph-properties fo:text-align="center"/>
      <style:text-properties fo:color="#c9211e" loext:opacity="100%"/>
    </style:style>
    <style:style style:name="P29" style:family="paragraph">
      <loext:graphic-properties draw:fill="none" draw:fill-color="#ffffff"/>
      <style:paragraph-properties style:writing-mode="lr-tb"/>
      <style:text-properties fo:color="#c9211e" loext:opacity="100%" style:font-name="FreeMono1" fo:font-weight="bold" style:font-weight-asian="bold" style:font-weight-complex="bold"/>
    </style:style>
    <style:style style:name="P30" style:family="paragraph">
      <loext:graphic-properties draw:fill="none"/>
      <style:paragraph-properties fo:text-align="center"/>
      <style:text-properties fo:color="#2a6099" loext:opacity="100%"/>
    </style:style>
    <style:style style:name="P31" style:family="paragraph">
      <loext:graphic-properties draw:fill="none" draw:fill-color="#ffffff"/>
      <style:paragraph-properties style:writing-mode="lr-tb"/>
      <style:text-properties fo:color="#2a6099" loext:opacity="100%" style:font-name="FreeMono1" fo:font-weight="bold" style:font-weight-asian="bold" style:font-weight-complex="bold"/>
    </style:style>
    <style:style style:name="P32" style:family="paragraph">
      <style:text-properties fo:color="#000000" loext:opacity="100%"/>
    </style:style>
    <style:style style:name="P33" style:family="paragraph">
      <loext:graphic-properties draw:fill="none" draw:fill-color="#ffffff"/>
      <style:paragraph-properties style:writing-mode="lr-tb"/>
      <style:text-properties fo:color="#000000" loext:opacity="100%" style:font-name="LM Mono 101" fo:font-size="11pt" fo:font-weight="bold"/>
    </style:style>
    <style:style style:name="T1" style:family="text">
      <style:text-properties style:font-name="LM Mono 101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b4c7dc" loext:opacity="100%" style:font-name="LM Mono 101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2a6099" loext:opacity="100%" style:font-name="LM Mono 10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2a6099" loext:opacity="100%" style:font-name="LM Mono 101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loext:opacity="100%" style:font-name="LM Mono 101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LM Mono 101" fo:font-size="11pt" fo:font-weight="bold"/>
    </style:style>
    <style:style style:name="T7" style:family="text">
      <style:text-properties style:font-name="LM Mono 101"/>
    </style:style>
    <style:style style:name="T8" style:family="text">
      <style:text-properties fo:font-size="14pt"/>
    </style:style>
    <style:style style:name="T9" style:family="text">
      <style:text-properties style:font-name="LM Mono 101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2a6099" loext:opacity="100%" style:font-name="LM Mono 101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a933" loext:opacity="100%" style:font-name="LM Mono 101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c9211e" loext:opacity="100%" style:font-name="LM Mono 101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c9211e" loext:opacity="100%" style:font-name="FreeMono1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loext:opacity="100%" style:font-name="FreeMono1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a933" loext:opacity="100%" style:font-name="FreeMono1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2a6099" loext:opacity="100%" style:font-name="LM Mono 101" fo:font-size="11pt" fo:font-weight="bold"/>
    </style:style>
    <style:style style:name="T17" style:family="text">
      <style:text-properties fo:font-variant="normal" fo:text-transform="none" fo:color="#00a933" loext:opacity="100%" style:text-outline="false" style:text-line-through-style="none" style:text-line-through-type="none" style:font-name="LM Mono 101" fo:font-size="11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a933" loext:opacity="100%" style:font-name="LM Mono 101" fo:font-size="11pt" fo:font-weight="bold"/>
    </style:style>
    <style:style style:name="T19" style:family="text">
      <style:text-properties fo:color="#808080" loext:opacity="100%" style:font-name="FreeMono1" fo:font-weight="bold" style:font-weight-asian="bold" style:font-weight-complex="bold"/>
    </style:style>
    <style:style style:name="T20" style:family="text">
      <style:text-properties fo:color="#00a933" loext:opacity="100%" style:font-name="FreeMono1" fo:font-weight="bold" style:font-weight-asian="bold" style:font-weight-complex="bold"/>
    </style:style>
    <style:style style:name="T21" style:family="text">
      <style:text-properties fo:color="#c9211e" loext:opacity="100%" style:font-name="FreeMono1" fo:font-weight="bold" style:font-weight-asian="bold" style:font-weight-complex="bold"/>
    </style:style>
    <style:style style:name="T22" style:family="text">
      <style:text-properties fo:color="#2a6099" loext:opacity="100%" style:font-name="FreeMono1" fo:font-weight="bold" style:font-weight-asian="bold" style:font-weight-complex="bold"/>
    </style:style>
    <style:style style:name="T23" style:family="text">
      <style:text-properties fo:color="#000000" loext:opacity="100%" style:font-name="LM Mono 101" fo:font-size="1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778cm" svg:height="1.615cm" svg:x="4.252cm" svg:y="6.65cm">
          <text:p text:style-name="P1"><text:span text:style-name="T1">A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302cm" svg:height="1.552cm" svg:x="14.035cm" svg:y="16.375cm">
          <text:p text:style-name="P3"><text:span text:style-name="T2">US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3cm" svg:height="1.552cm" svg:x="4.307cm" svg:y="16.423cm">
          <text:p text:style-name="P3"><text:span text:style-name="T2">B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58cm" svg:height="1.552cm" svg:x="9.042cm" svg:y="16.423cm">
          <text:p text:style-name="P3"><text:span text:style-name="T2">NF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0.778cm" svg:height="1.178cm" svg:x="4.252cm" svg:y="14.187cm">
          <text:p text:style-name="P5"><text:span text:style-name="T3">User Imple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958cm" svg:height="1.27cm" svg:x="4.292cm" svg:y="12.6cm">
          <text:p text:style-name="P7"><text:span text:style-name="T4">up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58cm" svg:height="1.27cm" svg:x="7.892cm" svg:y="12.6cm">
          <text:p text:style-name="P7"><text:span text:style-name="T4">uv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58cm" svg:height="1.27cm" svg:x="11.392cm" svg:y="12.6cm">
          <text:p text:style-name="P7"><text:span text:style-name="T4">selec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58cm" svg:height="1.27cm" svg:x="14.992cm" svg:y="12.6cm">
          <text:p text:style-name="P7"><text:span text:style-name="T4">read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58cm" svg:height="1.27cm" svg:x="18.592cm" svg:y="12.6cm">
          <text:p text:style-name="P7"><text:span text:style-name="T4">writ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58cm" svg:height="1.27cm" svg:x="22.092cm" svg:y="12.6cm">
          <text:p text:style-name="P7"><text:span text:style-name="T4">delet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6.35cm" svg:height="1.552cm" svg:x="18.68cm" svg:y="16.375cm">
          <text:p text:style-name="P9"><text:span text:style-name="T5">UHID (linux)</text:span></text:p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22.925cm" svg:y1="16.387cm" svg:x2="22.925cm" svg:y2="15.435cm">
          <text:p/>
        </draw:line>
        <draw:frame draw:style-name="gr9" draw:text-style-name="P12" draw:layer="layout" svg:width="3.81cm" svg:height="0.768cm" svg:x="22.925cm" svg:y="15.619cm">
          <draw:text-box>
            <text:p><text:span text:style-name="T6">uhid_read_packet</text:span></text:p>
          </draw:text-box>
        </draw:frame>
        <draw:line draw:style-name="gr8" draw:text-style-name="P11" draw:layer="layout" svg:x1="20.725cm" svg:y1="15.356cm" svg:x2="20.725cm" svg:y2="16.308cm">
          <text:p/>
        </draw:line>
        <draw:frame draw:style-name="gr9" draw:text-style-name="P12" draw:layer="layout" svg:width="4.16cm" svg:height="0.768cm" svg:x="16.675cm" svg:y="15.619cm">
          <draw:text-box>
            <text:p><text:span text:style-name="T6">uhid_write_packet</text:span></text:p>
          </draw:text-box>
        </draw:frame>
        <draw:custom-shape draw:style-name="gr7" draw:text-style-name="P10" draw:layer="layout" svg:width="6.35cm" svg:height="1.552cm" svg:x="18.58cm" svg:y="9.475cm">
          <text:p text:style-name="P9"><text:span text:style-name="T5">CtapHid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1.59cm" svg:height="3.493cm" svg:x="3.875cm" svg:y="12.212cm">
          <text:p/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22.755cm" svg:y1="12.23cm" svg:x2="22.755cm" svg:y2="11.06cm">
          <text:p/>
        </draw:line>
        <draw:line draw:style-name="gr11" draw:text-style-name="P13" draw:layer="layout" svg:x1="22.755cm" svg:y1="9.43cm" svg:x2="22.755cm" svg:y2="8.26cm">
          <text:p/>
        </draw:line>
        <draw:line draw:style-name="gr11" draw:text-style-name="P1" draw:layer="layout" svg:x1="14.455cm" svg:y1="12.23cm" svg:x2="14.455cm" svg:y2="8.302cm">
          <text:p/>
        </draw:line>
        <draw:frame draw:style-name="gr9" draw:text-style-name="P12" draw:layer="layout" svg:width="3.81cm" svg:height="0.768cm" svg:x="14.377cm" svg:y="9.757cm">
          <draw:text-box>
            <text:p><text:span text:style-name="T6">handle(REQUEST)</text:span></text:p>
          </draw:text-box>
        </draw:frame>
        <draw:frame draw:style-name="gr9" draw:text-style-name="P12" draw:layer="layout" svg:width="3.81cm" svg:height="0.768cm" svg:x="22.872cm" svg:y="8.487cm">
          <draw:text-box>
            <text:p><text:span text:style-name="T6">handle(REQUEST)</text:span></text:p>
          </draw:text-box>
        </draw:frame>
        <draw:frame draw:style-name="gr9" draw:text-style-name="P12" draw:layer="layout" svg:width="4.445cm" svg:height="0.768cm" svg:x="22.925cm" svg:y="11.26cm">
          <draw:text-box>
            <text:p><text:span text:style-name="T6">handle(USB_PACKET)</text:span></text:p>
          </draw:text-box>
        </draw:frame>
        <draw:line draw:style-name="gr11" draw:text-style-name="P13" draw:layer="layout" svg:x1="20.955cm" svg:y1="11.081cm" svg:x2="20.955cm" svg:y2="12.251cm">
          <text:p/>
        </draw:line>
        <draw:line draw:style-name="gr11" draw:text-style-name="P13" draw:layer="layout" svg:x1="20.955cm" svg:y1="8.261cm" svg:x2="20.955cm" svg:y2="9.431cm">
          <text:p/>
        </draw:line>
        <draw:frame draw:style-name="gr9" draw:text-style-name="P12" draw:layer="layout" svg:width="2.16cm" svg:height="0.768cm" svg:x="18.772cm" svg:y="8.487cm">
          <draw:text-box>
            <text:p><text:span text:style-name="T6">RESPONSE</text:span></text:p>
          </draw:text-box>
        </draw:frame>
        <draw:frame draw:style-name="gr9" draw:text-style-name="P12" draw:layer="layout" svg:width="4.992cm" svg:height="0.768cm" svg:x="15.94cm" svg:y="11.187cm">
          <draw:text-box>
            <text:p><text:span text:style-name="T6">CtapHidMessageIterator</text:span></text:p>
          </draw:text-box>
        </draw:frame>
        <draw:line draw:style-name="gr11" draw:text-style-name="P1" draw:layer="layout" svg:x1="13.055cm" svg:y1="8.323cm" svg:x2="13.055cm" svg:y2="12.251cm">
          <text:p/>
        </draw:line>
        <draw:frame draw:style-name="gr9" draw:text-style-name="P12" draw:layer="layout" svg:width="2.16cm" svg:height="0.768cm" svg:x="10.922cm" svg:y="9.842cm">
          <draw:text-box>
            <text:p><text:span text:style-name="T6">RESPONSE</text:span></text:p>
          </draw:text-box>
        </draw:frame>
        <draw:line draw:style-name="gr12" draw:text-style-name="P11" draw:layer="layout" svg:x1="4.275cm" svg:y1="7.302cm" svg:x2="3.005cm" svg:y2="7.302cm">
          <text:p/>
        </draw:line>
        <draw:line draw:style-name="gr13" draw:text-style-name="P11" draw:layer="layout" svg:x1="3.005cm" svg:y1="13.335cm" svg:x2="3.005cm" svg:y2="7.302cm">
          <text:p/>
        </draw:line>
        <draw:line draw:style-name="gr14" draw:text-style-name="P11" draw:layer="layout" svg:x1="3.005cm" svg:y1="13.336cm" svg:x2="4.275cm" svg:y2="13.335cm">
          <text:p/>
        </draw:line>
        <draw:frame draw:style-name="gr9" draw:text-style-name="P12" draw:layer="layout" svg:width="2.54cm" svg:height="0.768cm" draw:transform="rotate (1.5707963267949) translate (2.37cm 11.747cm)">
          <draw:text-box>
            <text:p><text:span text:style-name="T6">callbacks</text:span></text:p>
          </draw:text-box>
        </draw:frame>
        <draw:custom-shape draw:style-name="gr15" draw:text-style-name="P15" draw:layer="layout" svg:width="4.662cm" svg:height="1.27cm" svg:x="4.375cm" svg:y="3.492cm">
          <text:p text:style-name="P14"><text:span text:style-name="T7">getAsser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9.842cm" svg:height="1.27cm" svg:x="15.17cm" svg:y="5.062cm">
          <text:p text:style-name="P14"><text:span text:style-name="T7">getInfo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0.382cm" svg:height="1.27cm" svg:x="4.37cm" svg:y="5.08cm">
          <text:p text:style-name="P14"><text:span text:style-name="T7">clientPin (pinUvAuth)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5.477cm" svg:height="1.27cm" svg:x="9.275cm" svg:y="3.492cm">
          <text:p text:style-name="P14"><text:span text:style-name="T7">makeCredential</text:span></text:p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7.303cm" svg:height="0.953cm" svg:x="1.117cm" svg:y="19.17cm">
          <draw:text-box>
            <text:p><text:span text:style-name="T8">© David Sugar (r4gus)</text:span></text:p>
          </draw:text-box>
        </draw:frame>
      </draw:page>
      <draw:page draw:name="page2" draw:style-name="dp1" draw:master-page-name="Default">
        <draw:custom-shape draw:style-name="gr20" draw:text-style-name="P2" draw:layer="layout" svg:width="25.205cm" svg:height="0.953cm" svg:x="2.147cm" svg:y="9.142cm">
          <text:p text:style-name="P1"><text:span text:style-name="T1">A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6" draw:layer="layout" svg:width="7.303cm" svg:height="0.953cm" svg:x="1.117cm" svg:y="19.17cm">
          <draw:text-box>
            <text:p><text:span text:style-name="T8">© David Sugar (r4gus)</text:span></text:p>
          </draw:text-box>
        </draw:frame>
        <draw:custom-shape draw:style-name="gr21" draw:text-style-name="P18" draw:layer="layout" svg:width="12.7cm" svg:height="0.988cm" svg:x="14.947cm" svg:y="1.605cm">
          <text:p text:style-name="P17"><text:span text:style-name="T9">authenticatorGetInfo(auth, request, respon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12.7cm" svg:height="0.988cm" svg:x="14.947cm" svg:y="2.805cm">
          <text:p text:style-name="P17"><text:span text:style-name="T9">authenticatorClientPin(auth, request, respon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12.7cm" svg:height="0.988cm" svg:x="14.947cm" svg:y="4.005cm">
          <text:p text:style-name="P17"><text:span text:style-name="T9">authenticatorGetAssertion(auth, request, respon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12.7cm" svg:height="0.988cm" svg:x="14.947cm" svg:y="5.205cm">
          <text:p text:style-name="P17"><text:span text:style-name="T9">authenticatorGetNextAssertion(auth, request, respon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12.7cm" svg:height="0.988cm" svg:x="14.947cm" svg:y="6.405cm">
          <text:p text:style-name="P17"><text:span text:style-name="T9">authenticatorMakeCredential(auth, request, respon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1" draw:layer="layout" svg:x1="13.382cm" svg:y1="8.937cm" svg:x2="13.382cm" svg:y2="2.27cm">
          <text:p/>
        </draw:line>
        <draw:line draw:style-name="gr12" draw:text-style-name="P11" draw:layer="layout" svg:x1="14.652cm" svg:y1="2.27cm" svg:x2="13.382cm" svg:y2="2.271cm">
          <text:p/>
        </draw:line>
        <draw:line draw:style-name="gr12" draw:text-style-name="P11" draw:layer="layout" svg:x1="14.632cm" svg:y1="3.27cm" svg:x2="13.362cm" svg:y2="3.271cm">
          <text:p/>
        </draw:line>
        <draw:line draw:style-name="gr12" draw:text-style-name="P11" draw:layer="layout" svg:x1="14.612cm" svg:y1="4.47cm" svg:x2="13.342cm" svg:y2="4.471cm">
          <text:p/>
        </draw:line>
        <draw:line draw:style-name="gr12" draw:text-style-name="P11" draw:layer="layout" svg:x1="14.692cm" svg:y1="5.67cm" svg:x2="13.422cm" svg:y2="5.671cm">
          <text:p/>
        </draw:line>
        <draw:line draw:style-name="gr12" draw:text-style-name="P11" draw:layer="layout" svg:x1="14.672cm" svg:y1="6.87cm" svg:x2="13.402cm" svg:y2="6.871cm">
          <text:p/>
        </draw:line>
        <draw:custom-shape draw:style-name="gr23" draw:text-style-name="P2" draw:layer="layout" svg:width="9.18cm" svg:height="3.61cm" svg:x="2.27cm" svg:y="2.035cm">
          <text:p text:style-name="P1"><text:span text:style-name="T1">PinUvAuth</text:span></text:p>
          <text:list text:style-name="L1">
            <text:list-item>
              <text:p text:style-name="P19"><text:span text:style-name="T9">encrypt()</text:span></text:p>
            </text:list-item>
            <text:list-item>
              <text:p text:style-name="P19"><text:span text:style-name="T9">decrypt()</text:span></text:p>
            </text:list-item>
            <text:list-item>
              <text:p text:style-name="P19"><text:span text:style-name="T9">authenticate()</text:span></text:p>
            </text:list-item>
            <text:list-item>
              <text:p text:style-name="P19"><text:span text:style-name="T9">verify(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1" draw:layer="layout" svg:x1="11.477cm" svg:y1="3.892cm" svg:x2="13.322cm" svg:y2="3.871cm">
          <text:p/>
        </draw:line>
        <draw:custom-shape draw:style-name="gr24" draw:text-style-name="P20" draw:layer="layout" svg:width="25.205cm" svg:height="4.463cm" svg:x="2.147cm" svg:y="11.142cm">
          <text:p text:style-name="P19"><text:span text:style-name="T1">User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13.5cm" svg:height="3.71cm" svg:x="6.867cm" svg:y="11.542cm">
          <text:p text:style-name="P19"><text:span text:style-name="T1">main:</text:span></text:p>
          <text:p text:style-name="P19"><text:span text:style-name="T9"><text:s text:c="2"/></text:span><text:span text:style-name="T9">while(true):</text:span></text:p>
          <text:p text:style-name="P19"><text:span text:style-name="T9"><text:s text:c="4"/></text:span><text:span text:style-name="T9">const request = ctaphid.handle(</text:span><text:span text:style-name="T10">packet</text:span><text:span text:style-name="T9">);</text:span></text:p>
          <text:p text:style-name="P19"><text:span text:style-name="T9"><text:s text:c="4"/></text:span><text:span text:style-name="T9">const </text:span><text:span text:style-name="T11">response</text:span><text:span text:style-name="T9"> = auth.</text:span><text:span text:style-name="T12">handle</text:span><text:span text:style-name="T9">(request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2" draw:id="id2" draw:layer="layout" svg:width="5.995cm" svg:height="3.457cm" svg:x="21.002cm" svg:y="11.795cm">
          <text:p text:style-name="P1"><text:span text:style-name="T1">Callba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1" draw:layer="layout" svg:x1="16.687cm" svg:y1="14.238cm" svg:x2="18.532cm" svg:y2="14.217cm">
          <text:p/>
        </draw:line>
        <draw:line draw:style-name="gr27" draw:text-style-name="P11" draw:layer="layout" svg:x1="18.532cm" svg:y1="10.207cm" svg:x2="18.553cm" svg:y2="14.224cm">
          <text:p/>
        </draw:line>
        <draw:frame draw:style-name="gr28" draw:text-style-name="P21" draw:layer="layout" svg:width="8.085cm" svg:height="1.099cm" svg:x="11.532cm" svg:y="10.307cm">
          <draw:text-box>
            <text:p><text:span text:style-name="T13">handle(</text:span><text:span text:style-name="T14">request</text:span><text:span text:style-name="T13">) → </text:span><text:span text:style-name="T15">response</text:span></text:p>
          </draw:text-box>
        </draw:frame>
        <draw:custom-shape draw:style-name="gr2" draw:text-style-name="P4" draw:layer="layout" svg:width="4.302cm" svg:height="1.552cm" svg:x="11.915cm" svg:y="17.276cm">
          <text:p text:style-name="P3"><text:span text:style-name="T2">US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3cm" svg:height="1.552cm" svg:x="2.187cm" svg:y="17.324cm">
          <text:p text:style-name="P3"><text:span text:style-name="T2">B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58cm" svg:height="1.552cm" svg:x="6.922cm" svg:y="17.324cm">
          <text:p text:style-name="P3"><text:span text:style-name="T2">NFC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6.35cm" svg:height="1.552cm" svg:x="16.56cm" svg:y="17.276cm">
          <text:p text:style-name="P9"><text:span text:style-name="T5">UHID (linux)</text:span></text:p>
          <draw:enhanced-geometry svg:viewBox="0 0 21600 21600" draw:type="rectangle" draw:enhanced-path="M 0 0 L 21600 0 21600 21600 0 21600 0 0 Z N"/>
        </draw:custom-shape>
        <draw:line draw:style-name="gr29" draw:text-style-name="P11" draw:layer="layout" svg:x1="20.705cm" svg:y1="17.192cm" svg:x2="20.705cm" svg:y2="12.43cm">
          <text:p/>
        </draw:line>
        <draw:frame draw:style-name="gr9" draw:text-style-name="P23" draw:layer="layout" svg:width="3.81cm" svg:height="0.768cm" svg:x="20.505cm" svg:y="15.62cm">
          <draw:text-box>
            <text:p text:style-name="P22"><text:span text:style-name="T16">uhid_read_packet</text:span></text:p>
          </draw:text-box>
        </draw:frame>
        <draw:line draw:style-name="gr30" draw:text-style-name="P11" draw:layer="layout" svg:x1="18.605cm" svg:y1="14.97cm" svg:x2="18.605cm" svg:y2="17.192cm">
          <text:p/>
        </draw:line>
        <draw:frame draw:style-name="gr9" draw:text-style-name="P25" draw:layer="layout" svg:width="4.16cm" svg:height="0.768cm" svg:x="14.855cm" svg:y="15.62cm">
          <draw:text-box>
            <text:p text:style-name="P24"><text:span text:style-name="T17">uhid_writ</text:span><text:span text:style-name="T18">e_packet</text:span></text:p>
          </draw:text-box>
        </draw:frame>
        <draw:line draw:style-name="gr29" draw:text-style-name="P11" draw:layer="layout" svg:x1="15.605cm" svg:y1="12.43cm" svg:x2="20.705cm" svg:y2="12.43cm">
          <text:p/>
        </draw:line>
        <draw:line draw:style-name="gr31" draw:text-style-name="P11" draw:layer="layout" svg:x1="15.605cm" svg:y1="12.43cm" svg:x2="15.605cm" svg:y2="13.382cm">
          <text:p/>
        </draw:line>
        <draw:line draw:style-name="gr32" draw:text-style-name="P11" draw:layer="layout" svg:x1="18.605cm" svg:y1="14.95cm" svg:x2="10.207cm" svg:y2="14.97cm">
          <text:p/>
        </draw:line>
        <draw:line draw:style-name="gr33" draw:text-style-name="P11" draw:layer="layout" svg:x1="10.207cm" svg:y1="14.335cm" svg:x2="10.207cm" svg:y2="14.97cm">
          <text:p/>
        </draw:line>
        <draw:line draw:style-name="gr34" draw:text-style-name="P11" draw:layer="layout" svg:x1="1.635cm" svg:y1="16.757cm" svg:x2="27.67cm" svg:y2="16.757cm">
          <text:p/>
        </draw:line>
        <draw:frame draw:style-name="gr35" draw:text-style-name="P26" draw:layer="layout" svg:width="2.788cm" svg:height="0.886cm" svg:x="24.995cm" svg:y="16.727cm">
          <draw:text-box>
            <text:p><text:span text:style-name="T19">System</text:span></text:p>
          </draw:text-box>
        </draw:frame>
        <draw:frame draw:style-name="gr36" draw:text-style-name="P26" draw:layer="layout" svg:width="10.027cm" svg:height="0.886cm" svg:x="1.45cm" svg:y="15.922cm">
          <draw:text-box>
            <text:p><text:span text:style-name="T19">Authenticator Application</text:span></text:p>
          </draw:text-box>
        </draw:frame>
        <draw:custom-shape draw:style-name="gr37" draw:text-style-name="P11" draw:layer="layout" svg:width="0.953cm" svg:height="0.953cm" svg:x="18.712cm" svg:y="14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7" draw:layer="layout" svg:width="0.883cm" svg:height="0.886cm" svg:x="18.76cm" svg:y="14.18cm">
          <draw:text-box>
            <text:p><text:span text:style-name="T20">3</text:span></text:p>
          </draw:text-box>
        </draw:frame>
        <draw:custom-shape draw:style-name="gr39" draw:text-style-name="P28" draw:layer="layout" svg:width="0.953cm" svg:height="0.953cm" svg:x="17.412cm" svg:y="1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9" draw:layer="layout" svg:width="0.883cm" svg:height="0.886cm" svg:x="17.46cm" svg:y="13.08cm">
          <draw:text-box>
            <text:p><text:span text:style-name="T21">2</text:span></text:p>
          </draw:text-box>
        </draw:frame>
        <draw:custom-shape draw:style-name="gr40" draw:text-style-name="P30" draw:layer="layout" svg:width="0.953cm" svg:height="0.953cm" svg:x="19.312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1" draw:layer="layout" svg:width="0.845cm" svg:height="0.886cm" svg:x="19.36cm" svg:y="12.58cm">
          <draw:text-box>
            <text:p><text:span text:style-name="T22">1</text:span></text:p>
          </draw:text-box>
        </draw:frame>
        <draw:custom-shape draw:style-name="gr42" draw:text-style-name="P11" xml:id="id1" draw:id="id1" draw:layer="layout" svg:width="13.335cm" svg:height="6.985cm" svg:x="14.652cm" svg:y="1.317cm">
          <text:p/>
          <draw:enhanced-geometry svg:viewBox="0 0 21600 21600" draw:type="rectangle" draw:enhanced-path="M 0 0 L 21600 0 21600 21600 0 21600 0 0 Z N"/>
        </draw:custom-shape>
        <draw:frame draw:style-name="gr9" draw:text-style-name="P33" draw:layer="layout" svg:width="4.16cm" svg:height="0.768cm" svg:x="14.52cm" svg:y="7.667cm">
          <draw:text-box>
            <text:p text:style-name="P32"><text:span text:style-name="T23">commands</text:span></text:p>
          </draw:text-box>
        </draw:frame>
        <draw:connector draw:style-name="gr43" draw:text-style-name="P11" draw:layer="layout" draw:type="curve" draw:line-skew="-0.332cm" svg:x1="21.319cm" svg:y1="8.302cm" svg:x2="23.999cm" svg:y2="11.795cm" draw:start-shape="id1" draw:start-glue-point="2" draw:end-shape="id2" draw:end-glue-point="0" svg:d="M21319 8302c0 2103 2680 357 2680 3493" svg:viewBox="0 0 2681 349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Mono 10" svg:font-family="'LM Mono 10'" style:font-pitch="variable"/>
    <style:font-face style:name="LM Mono 101" svg:font-family="'LM Mono 10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1013 1130" svg:d="M1009 1050l-449-1008-22-30-29-12-34 12-21 26-449 1012-5 13v8l5 21 12 21 17 13 21 4h903l21-4 21-13 9-21 4-21v-8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2T18:41:34.932672962</meta:creation-date>
    <dc:date>2024-06-06T17:28:01.383197517</dc:date>
    <meta:editing-duration>PT2H22M18S</meta:editing-duration>
    <meta:editing-cycles>48</meta:editing-cycles>
    <meta:generator>LibreOffice/7.3.7.2$Linux_X86_64 LibreOffice_project/30$Build-2</meta:generator>
    <meta:document-statistic meta:object-count="84"/>
  </office:meta>
</office:document-meta>
</file>